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list-style-name="L1">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span text:style-name="T2">NGBLOOD</text:span></text:p>
      <text:p text:style-name="Standard"><text:span text:style-name="T2"/></text:p>
      <text:list xml:id="list501684943214137491" text:style-name="L1">
        <text:list-item>
          <text:p text:style-name="P2"><text:span text:style-name="T2">What</text:span><text:span text:style-name="T1"> </text:span><text:span text:style-name="T2">is</text:span><text:span text:style-name="T1"> </text:span><text:span text:style-name="T2">ngBlood </text:span><text:span text:style-name="T1">:</text:span></text:p>
        </text:list-item>
      </text:list>
      <text:p text:style-name="P1"><text:span text:style-name="T1"/></text:p>
      <text:p text:style-name="P1"><text:span text:style-name="T1"><text:tab/>It is an application that helps patient to get blood shared around the word.</text:span></text:p>
      <text:p text:style-name="P1"><text:span text:style-name="T1"/></text:p>
      <text:list xml:id="list1079111093" text:continue-numbering="true" text:style-name="L1">
        <text:list-item>
          <text:p text:style-name="P2"><text:span text:style-name="T2">Technologies </text:span><text:span text:style-name="T1">:</text:span></text:p>
          <text:list>
            <text:list-item>
              <text:p text:style-name="P3"><text:span text:style-name="T1">Intro</text:span></text:p>
              <text:p text:style-name="P2"><text:span text:style-name="T1">The </text:span><text:span text:style-name="T2">MEAN</text:span><text:span text:style-name="T1"> stack is the main technologies used in this project, here we have </text:span><text:span text:style-name="T2">MongoDB</text:span><text:span text:style-name="T1">, </text:span><text:span text:style-name="T2">Express</text:span><text:span text:style-name="T1">, </text:span><text:span text:style-name="T2">Angular2</text:span><text:span text:style-name="T1"> and </text:span><text:span text:style-name="T2">NodeJS</text:span></text:p>
            </text:list-item>
            <text:list-item>
              <text:p text:style-name="P3"><text:span text:style-name="T1">Utilisation</text:span></text:p>
              <text:p text:style-name="P2"><text:span text:style-name="T1">Mongo is use here to store our data, data here means all informations relative to donor and blood their shared in the application(map point, address, contact details, blood type and Ip address)</text:span></text:p>
            </text:list-item>
            <text:list-item>
              <text:p text:style-name="P3"><text:span text:style-name="T1">Webpack</text:span></text:p>
              <text:p text:style-name="P3"><text:span text:style-name="T1"/></text:p>
            </text:list-item>
          </text:list>
        </text:list-item>
        <text:list-item>
          <text:p text:style-name="P2"><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M"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M"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rleando dassi</meta:initial-creator>
    <meta:creation-date>2017-04-29T09:09:46</meta:creation-date>
    <dc:date>2017-04-29T10:58:14</dc:date>
    <dc:creator>orleando dassi</dc:creator>
    <meta:editing-duration>PT1H48M35S</meta:editing-duration>
    <meta:editing-cycles>17</meta:editing-cycles>
    <meta:generator>OpenOffice/4.1.3$Unix OpenOffice.org_project/413m1$Build-9783</meta:generator>
    <meta:document-statistic meta:table-count="0" meta:image-count="0" meta:object-count="0" meta:page-count="1" meta:paragraph-count="9" meta:word-count="80" meta:character-count="459"/>
  </office:meta>
</office:document-meta>
</file>